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F" svg:font-family=""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irst_20_Paragraph">
      <style:text-properties fo:font-weight="normal" style:font-weight-asian="normal" style:font-weight-complex="normal"/>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color="#000000" style:font-name="Times New Roman" fo:font-size="12pt" style:font-size-asian="12pt" style:font-size-complex="12pt"/>
    </style:style>
    <style:style style:name="T3" style:family="text">
      <style:text-properties fo:font-variant="normal" fo:text-transform="none" fo:color="#000000" style:font-name="Times New Roman" fo:font-size="12pt" fo:letter-spacing="normal" fo:font-style="normal" fo:font-weight="normal" style:font-size-asian="12pt" style:font-size-complex="12pt"/>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tle: "KMVC_Milestone_Report"</text:p>
      <text:p text:style-name="Standard">author: "KMVC"</text:p>
      <text:p text:style-name="Standard">date: "January 17, 2019"</text:p>
      <text:p text:style-name="Standard"/>
      <text:p text:style-name="P5">Capstone Project Milestone Report</text:p>
      <text:p text:style-name="P4"/>
      <text:p text:style-name="P4">Introduction</text:p>
      <text:p text:style-name="Standard">This report provides a summary of my Capstone Project: an introduction to the problem the project is examining, a look at the data set(s), the important fields and information contained within the data set, the limitations of the data set, the kinds of data wrangling that have been required, the findings from preliminary data exploration and the approach that will be taken based on findings from this exploration. </text:p>
      <text:p text:style-name="Standard"/>
      <text:p text:style-name="P4">The Problem </text:p>
      <text:p text:style-name="First_20_Paragraph">The data sets employed for this project are the Chicago public schools progress report cards for 2014, 2015, and 2016. <text:s/>The information collected for these data sets are part of a initiative associated with UChicago Impact, a non-profit “dedicated to creating an evidence-based profession for K-12 education”(<text:a xlink:type="simple" xlink:href="https://uchicagoimpact.org/about" text:style-name="Internet_20_link" text:visited-style-name="Visited_20_Internet_20_Link">https://uchicagoimpact.org/about</text:a>). In gathering data on Chicago Public Schools using surveys filled out by full-time faculty and students from grade six to grade twelve, Uchicago Impact employs the 5Essentials paradigm. The 5Essentials are: Effective Leaders, Collaborative Teachers, Involved Families, Supportive Environment, and Ambitious Instruction (<text:a xlink:type="simple" xlink:href="https://uchicagoimpact.org/our-offerings/5essentials" text:style-name="Internet_20_link" text:visited-style-name="Visited_20_Internet_20_Link">https://uchicagoimpact.org/our-offerings/5essentials</text:a>).</text:p>
      <text:p text:style-name="Text_20_body"/>
      <text:p text:style-name="Text_20_body">Thus, when gathering data on Chicago Public Schools, UChicago Impact not only collects school percentiles and student attendance scores, but also provides a score for each school on Safety, Health, Environment, Collaborative Teaching, Family Involvement and Instruction. Importantly, UChicago Impact states that <text:span text:style-name="T1">“Researchers have found that schools strong on at least three of the five essentials were 10 times more likely to show substantial gains in student learning over time than schools weak on three or more of the five essentials. Research also shows that a persistently low score in even just one of the five essentials reduced the likelihood of improvement to less than 10 percent”</text:span>(<text:a xlink:type="simple" xlink:href="https://uchicagoimpact.org/our-offerings/5essentials" text:style-name="Internet_20_link" text:visited-style-name="Visited_20_Internet_20_Link">https://uchicagoimpact.org/our-offerings/5essentials</text:a>).</text:p>
      <text:p text:style-name="Text_20_body"/>
      <text:p text:style-name="Text_20_body">As the data sets have been built with a prediction in mind, my project 's problem was to take on the task of assessing the strength of the predicted relationship between learning and social/environmental factors such as family involvement, instruction, environment, teacher collaboration and effective leadership. This problem was operationalized by choosing to have 2016 grade 3 reading and 2016 grade 3 math as the two outcome variables (these were chosen because grade 3 was the highest grade for which there was a large amount of data). The hope is that if academic performance can be reliably predicted, schools predicted to have poorer results in the future could be given more consideration, resources and attention in the present day, thereby thwarting the poor predicted outcomes.</text:p>
      <text:p text:style-name="Standard"><text:span text:style-name="T1"/></text:p>
      <text:p text:style-name="Standard"><text:span text:style-name="T1">What Important Fields and Information Does The Data Sets Have?</text:span></text:p>
      <text:p text:style-name="P6">The data sets contain the 5Essential scores, percentile ranks for schools by grade in reading and math, as well as the locations of the schools, which allows one to see how schools are faring based on location within the city of Chicago.</text:p>
      <text:p text:style-name="P6"/>
      <text:p text:style-name="P4">What Are The Data Sets' Limitations?</text:p>
      <text:p text:style-name="P6"><text:soft-page-break/>There are a number of limitations with the data sets. First of all, there is a paucity of demographic data. Beyond each school's location, there is no information in the data sets about the gender or race of the students, nor the economic circumstances that the students are living in, the employment status of their parents, the education levels of their parents, or the languages spoken by the students. This kind of demographic information seems like it would be useful for contextualizing (or predicting) the schools's academic outcomes and their 5Essential scores.</text:p>
      <text:p text:style-name="P6"/>
      <text:p text:style-name="P6">As well, some information about the schools was missing that seems like it would be helpful, such as the ratio of students to teachers and rates of teacher turn-over. These kinds of statistics would provide some insight into the learning environment of each school that would also seem to be important to contextualizing/predicting academic outcomes.</text:p>
      <text:p text:style-name="P6"/>
      <text:p text:style-name="P6">However, the biggest limitation of these data sets is linked to politics. The kinds of information collected by these surveys was altered in the early 2010s because of changes to education policy. So though I found a data set from 2012, I could not use it with the data sets from 2014, 2015 and 2016, because the metrics collected for 2012 were different from those collected for 2014, 2015 and 2016. In 2012, the metric for academic performance was whether schools met the state requirement for a particular subject; from 2014-2016, the metrics for academic performance are the schools' percentile attainment in reading or math.</text:p>
      <text:p text:style-name="P6"/>
      <text:p text:style-name="P6">This is problematic because to really assess the value of the 5Essentials paradigm according to Uchicago Impact's terms, one would need to examine schools' performances over at least a ten year period. These alterations in policy, and therefore metrics, make evaluating the 5Essentials approach over a ten year period not possible.</text:p>
      <text:p text:style-name="P6"/>
      <text:p text:style-name="P6">I made the decision to simply use the data sets from 2014, 2015 and 2016, but this does mean that my assessment of the value of the 5Essentials cannot be considered fulsome, as data over a longer period would be required for that.</text:p>
      <text:p text:style-name="P6"/>
      <text:p text:style-name="P4">What Kind of <text:s/>Wrangling Was Done?</text:p>
      <text:p text:style-name="P6">The major steps taken during the data wrangling process involved tidying up the data, pulling demographic data into the data sets, and joining the three original data sets together to form one new data set.</text:p>
      <text:p text:style-name="P6"/>
      <text:p text:style-name="Text_20_body">One of the first steps in the data wrangling process was to eliminate the middle schools and high schools from the 2015 and 2016 datasets. The main reason for eliminating the middle schools was the scarcity of these schools within the data sets(only 10 middle schools in the 2015 data set, and 12 in 2016). As for high schools, there are more of these within the data, with 188 high schools in the 2015 set and 181 high schools in 2016.</text:p>
      <text:p text:style-name="Text_20_body">However, as the 2014 data sets contains no data on middle schools or high schools, and all three data sets contain much more data on elementary schools (483 elementary schools in 2014, 472 in 2015, and 470 in 2016), it seemed that the elementary schools would provide a richer source from which to create a predictive algorithm and to mine patterns. The filter function from dplyr was employed to remove non-elementary schools from the 2015 and 2016 datasets.</text:p>
      <text:p text:style-name="First_20_Paragraph">The final dataset for this project is focused on data from 2014, only taking from the 2015 and 2016 data sets the percentile scores for schools on grade 3 math and grade 3 reading. The rationale for this choice is discussed in greater detail earlier in this report.</text:p>
      <text:p text:style-name="Text_20_body"><text:soft-page-break/>The 2015 and 2016 datasets were individually culled of many of their variables, and then joined together, using the inner_join function from dplyr. I chose to use inner_join because it would ensure that all observations from 2015 found in 2016 would be returned; having previously used set_diff, I knew that there were no observations in 2016 that were not in 2015, but that there were 2 schools in 2015 not in 2016 which would be dropped from the newly created dataset.</text:p>
      <text:p text:style-name="First_20_Paragraph">Some arguably relevant socio-economic demographic information was located on the American Fact Finder site (<text:a xlink:type="simple" xlink:href="https://factfinder.census.gov/faces/nav/jsf/pages/index.xhtml" text:style-name="Internet_20_link" text:visited-style-name="Visited_20_Internet_20_Link">https://factfinder.census.gov/faces/nav/jsf/pages/index.xhtml</text:a>). A dataset was created from this information, which contains, by zip code, the median income for each zip code, as well as the percentage of people in that zip code who have graduated from high school. This dataset was joined to the joined-together 2015/2016 dataset. </text:p>
      <text:p text:style-name="Text_20_body">As well, I employed the tidycensus package, which lets it users <text:span text:style-name="T2">“</text:span><text:span text:style-name="T3">interface with the US Census Bureau’s decennial Census and five-year American Community APIs and return tidyverse-ready data frames” (</text:span><text:a xlink:type="simple" xlink:href="https://walkerke.github.io/tidycensus" text:style-name="Internet_20_link" text:visited-style-name="Visited_20_Internet_20_Link">https://walkerke.github.io/tidycensus</text:a><text:span text:style-name="T3">) to pull demographic data on race, employment, age, gender, language fluency, home ownership, earnings and poverty from the American Community survey. However, as the margins of error for this survey are quite large, a fair number of the variables that were pulled from the survey ended up being un-usable.</text:span></text:p>
      <text:p text:style-name="P1">The last major step taken, after tidying the 2014 dataset, was using inner_join to bring together the now-tidied 2014 dataset to the 2015/2016 dataset.The 2014 dataset had 21 schools that differed from the 2015/2016 dataset, and those were removed from the dataset by the use of the inner_join function, leaving the new dataset with 462 observations.</text:p>
      <text:p text:style-name="P6"/>
      <text:p text:style-name="Standard"><text:span text:style-name="T1"><text:s/>Preliminary Exploration Performed and Initial Findings</text:span></text:p>
      <text:p text:style-name="First_20_Paragraph">In terms of preliminary exploration, I approached the data set in three ways: I explored the data set as a whole, and then subsetted the data set, first by 5Essentials and then by percentile ranks.</text:p>
      <text:p text:style-name="First_20_Paragraph">Looking at a summary of the data set, one can see that the means of the outcome variables (x2016.NWEA.Reading.Gr.3 PCT and x2016.NWEA.Math.Gr.3 PCT) are 48.94 for reading and 47.43 for math, suggesting that on average, schools in Chicago are very slightly below average in the United States in Grade 3 reading and math. Plotting each of the 5Essentials (Family.Rating, Collaboration.Rating, Leadership.Rating, Instruction.Rating and Environment.Rating) against the outcome variables, using ggplot, did not indicate strong predictive connections between the 5Essentials and academic performance. The bulk of the Essentials only seemed to show a somewhat strong correlation at the extreme of the data - schools very weak in Essentials such as Ambitious Instruction, Collaborative Teachers and Effective Leaders seemed to also have poorer outcomes in math and reading, and vice versa for schools scoring very strong in the Essentials. Particularly for the Family Rating, schools scoring “very weak” in that Essential seemed to have poorer outcomes in math and reading. </text:p>
      <text:p text:style-name="First_20_Paragraph">When plotted against the outcome variables, median income and high school graduation rates have some correlation <text:s/>with the outcome variables (median income has stronger correlations than high school graduation), while percentiles ranks from 2014 and 2015 have the strongest correlations with the outcome variables (which are from 2016). These findings on correlations between the variables were re-confirmed by using the corrplot function on the data set (from the corrplot package).</text:p>
      <text:p text:style-name="Text_20_body"><text:s/>Throughout the data set, the 5Essential to be cited most frequently as strong or very strong was Instruction, followed by Family, then Environment, then Collaboration and in last place, Leadership. In terms of being cited as weak or very weak, Collaboration was most frequently scored as weak or very weak, followed by Leadership, then Family, then Environment and Instruction was least commonly scored as weak or very weak in the dataset. </text:p>
      <text:p text:style-name="First_20_Paragraph"><text:soft-page-break/>I then subsetted the data so that I could examine schools that scored very strong in all 5Essentials, strong or very strong in all 5Essentials, strong in all 5Essentials, <text:s/>neutral in all 5Essentials, weak in all 5Essentials and very weak in all categories. I thought this might provide a clearer way of seeing the impact of the 5Essentials on math and reading percentiles. Zero schools scored very weak in all categories.</text:p>
      <text:p text:style-name="Text_20_body">This subset seemed to show some correlations between the 5Essentials and outcome variables. In examining the subsets from very strong to weak, one could see in most cases, the mean and median percentiles for reading and math decrease (with the odd exception of math, where the neutral subset had a higher mean percentile than the subset that contained schools that had scored strong in every essential), median/mean income decrease, mean/median high school graduation rates decreased as well. The schools scoring very strong or strong or neutral for all 5Essentials fell within a higher income bracket than the schools scoring weak for all 5 Essentials.</text:p>
      <text:p text:style-name="First_20_Paragraph">For the next phase of statistical analysis, I decided to subset the data by schools that scored over the 50th percentile in math and reading. I therefore created two subsets, one for above average math percentiles and the other for above average reading percentiles. 204 schools (out of 462) scored above the 50th percentile for math and 209 schools scored above the 50th percentile for reading. Scoring above average in math or reading seemed to correlate with scoring above average in the other subject: schools that scored above the 50th percentile in math, had a mean reading percentile of 72.66, while schools that scored above the 50th percentile in reading had a mean math percentile of 71.13. Most interesting was seeing which of the 5Essentials was cited most frequently as strong/very strong for these above average schools. For above average reading, Family Scores were the most frequent, followed by Instruction, and then Collaboration, Environment and Leadership. For above average math, Family also came first, then Instruction, Collaboration and Leadership were tied for third with Environment coming last.</text:p>
      <text:p text:style-name="Text_20_body">The data suggests that strong/very strong Family Involvement and Ambitious Instruction have some correlation with scoring above the 50th percentile in math and reading.</text:p>
      <text:p text:style-name="P3">In short, what can be seen from this statistical analysis is that: Family and Instruction Rating are the two Essentials most strongly correlated with achieving above the 50th percentile in both math and reading. And while there are some oddities in the data, scoring weak or very weak on multiple Essentials seems to be correlated with scoring a lower percentile rank in math and reading. Scoring strong/very strong /neutral seems to lead to high percentile ranks in reading <text:s/>and math as compared with scoring weak in all the Essentials. <text:s/>In creating maps of the schools <text:s/>using Leaflet, those scoring weak in all categories were more highly concentrated on the south side of the city. And schools scoring very strong/strong/neutral in all 5Essentials fall into a higher income bracket than schools scoring weak on all 5Essentials. This suggests that economic circumstances might be linked to a school's ability to provide a supportive environment, ambitious instruction, to have a high level of family involvement, to have engaged and collaborative teachers and to have effective leadership.</text:p>
      <text:p text:style-name="Standard"><text:span text:style-name="T1">What approach will be taken? How has the approach changed?</text:span></text:p>
      <text:p text:style-name="P1">In the initial proposal, I stated that my approach would “involve predictive modeling, employing the 5Essentials (both together and individually) to predict academic performance (there will likely be two outcome variables, mathematics percentiles and reading percentiles)... The strength or weaknesses of the predictive model may indicate whether the 5Essentials are sufficient for improving student learning at the elementary school level, or if other factors might need to be taken into account.”</text:p>
      <text:p text:style-name="First_20_Paragraph"><text:span text:style-name="T4">While the approach has not altered so much in the technique to be employed (predictive modelling), the problem has shifted in light of the exploratory data analysis findings. The relationships between the 5Essential scores and academic performance seem to be quite weak, so I suspect that creating a strong </text:span><text:soft-page-break/><text:span text:style-name="T4">predictive model will be unlikely. Therefore, while I plan on creating predictive models, keeping in mind the weak correlations, I plan on using the likely weakness of the model to showcase the problematics of data set, the weakness of the 5Essentials in predicting academic outcomes (though I would argue they still provide some important insight into individual schools) and the need for further information to be collected for these progress report cards.</text:span></text:p>
      <text:p text:style-name="First_20_Paragraph">To provide some details about the planned predictive modeling: the main features of my project’s machine-learning problem will be, as stated above, the 2016 reading percentiles for grade 3, as well as the 2016 math percentiles for grade 3. This means that multiple models will be built. As well, I will be creating both regression and classification models (the classification model will require that I mutate the percentiles into categorical variables such as “Very Strong”, “Strong”, “Weak”, etc.).</text:p>
      <text:p text:style-name="First_20_Paragraph">I will be using both random forest and gradient boosting techniques to create predictive models for 2016 grade 3 reading and grade 3 math. Random Forest trains an ensemble of trees, and the technique is known for reducing over-fitting because of the added element of randomness at each split. Gradient boosting <text:s/>typically trains a number of decision trees sequentially, using the errors from previous trees to inform the way that future trees are trained. Random Forest and Gradient Boosting can both be used on classification and regression problems. So in total, eight models will be created: 1) a random forest regression model for reading, 2) a random forest regression model for math, 3) a gradient boosting regression model for reading, 4) a gradient boosting regression model for math, 5) a random forest classification model for reading, 6) a random forest classification model for math, 7) a gradient boosting classification model for reading, and 8) a gradient boosting classification for math.</text:p>
      <text:p text:style-name="P3">For the regression models, the main evaluation metric <text:s/>will be the RMSE (root mean squared error). For the classification models, confusion matrices and AUC will be used to assess model performance.</text:p>
      <text:p text:style-name="P3"/>
      <text:p text:style-name="P2">List of Project Milestones</text:p>
      <text:p text:style-name="Standard">Milestone 1: Pick project idea (completed)</text:p>
      <text:p text:style-name="Standard">Milestone 2: Write a proposal (completed)</text:p>
      <text:p text:style-name="Standard">Milestone 3: Collect the data (completed)</text:p>
      <text:p text:style-name="Standard">Milestone 4: Data wrangling and pulling demographic data into the data set (completed)</text:p>
      <text:p text:style-name="Standard">Milestone 5: Exploratory Data Analysis and Data Visualizations (completed)</text:p>
      <text:p text:style-name="Standard">Milestone 6: <text:s/>Milestone Report chronicling work till this point (completed)</text:p>
      <text:p text:style-name="Standard">Milestone 7: Training random forest regression and classification models </text:p>
      <text:p text:style-name="Standard">Milestone 8: Training gradient boosting regression and classification models</text:p>
      <text:p text:style-name="Standard">Milestone 9: Final deliverables (report and presentatio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F" svg:font-family=""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irst_20_Paragraph" style:display-name="First Paragraph" style:family="paragraph" style:parent-style-name="Text_20_body" style:default-outline-level="" style:list-style-nam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libri" fo:font-size="16pt" fo:font-weight="bold" style:font-size-asian="16pt" style:font-weight-asian="bold" style:font-size-complex="16pt" style:font-weight-complex="bold"/>
    </style:style>
    <style:style style:name="Heading_20_1" style:display-name="Heading 1" style:family="paragraph" style:parent-style-name="Standard" style:next-style-name="Text_20_body" style:default-outline-level="1" style:class="text">
      <style:paragraph-properties fo:margin-top="0.3335in" fo:margin-bottom="0in" fo:keep-together="always" fo:keep-with-next="always"/>
      <style:text-properties fo:color="#345a8a" style:font-name="Calibri" fo:font-size="16pt" fo:font-weight="bold" style:font-size-asian="16pt" style:font-weight-asian="bold" style:font-name-complex="F"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eena Coelho</meta:initial-creator>
    <meta:creation-date>2019-01-17T11:15:26.03</meta:creation-date>
    <dc:date>2019-01-17T13:25:01.33</dc:date>
    <dc:creator>Kareena Coelho</dc:creator>
    <meta:editing-duration>PT37M4S</meta:editing-duration>
    <meta:editing-cycles>4</meta:editing-cycles>
    <meta:generator>OpenOffice/4.1.5$Win32 OpenOffice.org_project/415m1$Build-9789</meta:generator>
    <meta:document-statistic meta:table-count="0" meta:image-count="0" meta:object-count="0" meta:page-count="5" meta:paragraph-count="53" meta:word-count="2772" meta:character-count="17748"/>
  </office:meta>
</office:document-meta>
</file>